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8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2.855cm"/>
    </style:style>
    <style:style style:name="pr6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text-properties fo:color="#772953" style:font-name="Lato Ligh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00cc" style:font-name="URW Gothic L" fo:font-size="22pt" style:font-size-asian="22pt" style:font-size-complex="22pt"/>
    </style:style>
    <style:style style:name="P14" style:family="paragraph">
      <style:text-properties fo:font-size="18pt"/>
    </style:style>
    <style:style style:name="P15" style:family="paragraph">
      <style:text-properties fo:color="#ff3333" style:font-name="URW Gothic L" fo:font-size="22pt" style:font-size-asian="22pt" style:font-size-complex="2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2pt" style:font-size-asian="22pt" style:font-size-complex="22pt"/>
    </style:style>
    <style:style style:name="P19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1" style:family="paragraph">
      <style:text-properties fo:color="#0000cc" style:font-name="URW Gothic L" fo:font-size="22pt" fo:font-weight="bold" style:font-size-asian="22pt" style:font-size-complex="22pt"/>
    </style:style>
    <style:style style:name="P22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99" style:font-name="URW Gothic L" fo:font-size="22pt" style:font-size-asian="22pt" style:font-size-complex="22pt"/>
    </style:style>
    <style:style style:name="P24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center"/>
      <style:text-properties style:font-name="URW Gothic L" fo:font-size="22pt" style:font-size-asian="22pt" style:font-size-complex="22pt"/>
    </style:style>
    <style:style style:name="P26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7" style:family="paragraph">
      <style:text-properties fo:color="#000000" style:font-name="URW Gothic L" fo:font-size="22pt" style:font-size-asian="22pt" style:font-size-complex="22pt"/>
    </style:style>
    <style:style style:name="P28" style:family="paragraph">
      <style:text-properties style:font-name="URW Gothic L"/>
    </style:style>
    <style:style style:name="P29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1" style:family="paragraph">
      <style:paragraph-properties fo:margin-left="0cm" fo:margin-right="0cm" fo:line-height="150%" fo:text-indent="0cm"/>
    </style:style>
    <style:style style:name="P32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3" style:family="paragraph">
      <style:paragraph-properties fo:line-height="150%"/>
    </style:style>
    <style:style style:name="P34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772953" style:font-name="Lato Light"/>
    </style:style>
    <style:style style:name="T12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3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cc" style:font-name="URW Gothic L" fo:font-size="22pt" style:font-size-asian="22pt" style:font-size-complex="22pt"/>
    </style:style>
    <style:style style:name="T15" style:family="text">
      <style:text-properties fo:font-size="18pt"/>
    </style:style>
    <style:style style:name="T16" style:family="text">
      <style:text-properties fo:color="#ff3333" style:font-name="URW Gothic L" fo:font-size="22pt" style:font-size-asian="22pt" style:font-size-complex="22pt"/>
    </style:style>
    <style:style style:name="T17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9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fo:color="#0000cc" style:font-name="URW Gothic L" fo:font-size="22pt" fo:font-weight="bold" style:font-size-asian="22pt" style:font-size-complex="22pt"/>
    </style:style>
    <style:style style:name="T22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99" style:font-name="URW Gothic L" fo:font-size="22pt" style:font-size-asian="22pt" style:font-size-complex="22pt"/>
    </style:style>
    <style:style style:name="T25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style:font-name="URW Gothic L" fo:font-size="22pt" style:font-size-asian="22pt" style:font-size-complex="22pt"/>
    </style:style>
    <style:style style:name="T27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1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2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9" draw:layer="layout" svg:width="25.199cm" svg:height="3.743cm" svg:x="1.4cm" svg:y="0.718cm" presentation:class="title" presentation:user-transformed="true">
          <draw:text-box>
            <text:p><text:span text:style-name="T11">Discrete-time systems described by difference equations</text:span></text:p>
          </draw:text-box>
        </draw:frame>
        <draw:frame draw:style-name="gr6" draw:text-style-name="P10" draw:layer="layout" svg:width="17.091cm" svg:height="14.948cm" svg:x="5.909cm" svg:y="4.8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32.162cm" svg:height="1.314cm" svg:x="1.598cm" svg:y="2.757cm">
          <draw:text-box>
            <text:list text:style-name="L2">
              <text:list-item>
                <text:p><text:span text:style-name="T13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8" draw:layer="layout" svg:width="5.96cm" svg:height="2.552cm" svg:x="9.238cm" svg:y="13.005cm" svg:viewBox="0 0 5961 2553" draw:points="2982,2553 0,2553 0,0 5961,0 5961,2553">
            <text:p/>
          </draw:polygon>
          <draw:path draw:style-name="gr9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9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0" draw:text-style-name="P13" draw:layer="layout" svg:width="23.401cm" svg:height="3.769cm" svg:x="1.999cm" svg:y="17.299cm">
          <draw:text-box>
            <text:list text:style-name="L3">
              <text:list-item>
                <text:p><text:span text:style-name="T14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1" draw:text-style-name="P10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6" draw:id="id6" draw:layer="layout" svg:width="4.199cm" svg:height="0.962cm" svg:x="2.801cm" svg:y="14.637cm">
          <draw:text-box>
            <text:p><text:span text:style-name="T15">Fungsi Eigen</text:span></text:p>
          </draw:text-box>
        </draw:frame>
        <draw:connector draw:style-name="gr13" draw:text-style-name="P10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4" draw:text-style-name="P14" xml:id="id2" draw:id="id2" draw:layer="layout" svg:width="3.802cm" svg:height="0.962cm" svg:x="2.998cm" svg:y="12.999cm">
          <draw:text-box>
            <text:p><text:span text:style-name="T15">Nilai Eigen</text:span></text:p>
          </draw:text-box>
        </draw:frame>
        <draw:frame draw:style-name="gr15" draw:text-style-name="P15" draw:layer="layout" svg:width="8.681cm" svg:height="1.204cm" svg:x="15.799cm" svg:y="12.999cm">
          <draw:text-box>
            <text:p><text:span text:style-name="T16">Waktu-kontinu</text:span></text:p>
          </draw:text-box>
        </draw:frame>
        <draw:frame draw:style-name="gr16" draw:text-style-name="P15" draw:layer="layout" svg:width="7.64cm" svg:height="1.204cm" svg:x="15.8cm" svg:y="14.5cm">
          <draw:text-box>
            <text:p><text:span text:style-name="T16">Waktu-diskrit</text:span></text:p>
          </draw:text-box>
        </draw:frame>
        <draw:custom-shape draw:style-name="gr17" draw:text-style-name="P10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3" draw:text-style-name="P10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8" draw:text-style-name="P16" draw:layer="layout" svg:width="8.581cm" svg:height="1.673cm" svg:x="12.199cm" svg:y="5.199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g>
          <svg:title>TexMaths</svg:title>
          <svg:desc>22§display§x(t) = e^{st}§svg§600§FALSE</svg:desc>
          <draw:polygon draw:style-name="gr8" draw:layer="layout" svg:width="3.24cm" svg:height="0.846cm" svg:x="7.983cm" svg:y="5.019cm" svg:viewBox="0 0 3241 847" draw:points="1622,847 0,847 0,0 3241,0 3241,847">
            <text:p/>
          </draw:polygon>
          <draw:path draw:style-name="gr9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10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3" draw:text-style-name="P10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9" draw:text-style-name="P16" draw:layer="layout" svg:width="7.827cm" svg:height="1.673cm" svg:x="12.199cm" svg:y="8.9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frame draw:style-name="gr15" draw:text-style-name="P15" draw:layer="layout" svg:width="8.681cm" svg:height="1.204cm" svg:x="2.092cm" svg:y="5.599cm">
          <draw:text-box>
            <text:p><text:span text:style-name="T16">Waktu-kontinu</text:span></text:p>
          </draw:text-box>
        </draw:frame>
        <draw:frame draw:style-name="gr16" draw:text-style-name="P15" draw:layer="layout" svg:width="7.64cm" svg:height="1.204cm" svg:x="2.1cm" svg:y="8.999cm">
          <draw:text-box>
            <text:p><text:span text:style-name="T16">Waktu-diskrit</text:span></text:p>
          </draw:text-box>
        </draw:frame>
        <draw:g>
          <svg:title>TexMaths</svg:title>
          <svg:desc>22§display§y(t) = H(s) e^{st}§svg§600§FALSE</svg:desc>
          <draw:polygon draw:style-name="gr8" draw:layer="layout" svg:width="4.874cm" svg:height="0.846cm" svg:x="17.299cm" svg:y="5.003cm" svg:viewBox="0 0 4875 847" draw:points="2438,847 0,847 0,0 4875,0 4875,847">
            <text:p/>
          </draw:polygon>
          <draw:path draw:style-name="gr9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8" draw:layer="layout" svg:width="3.143cm" svg:height="0.773cm" svg:x="7.982cm" svg:y="8.715cm" svg:viewBox="0 0 3144 774" draw:points="1573,774 0,774 0,0 3144,0 3144,774">
            <text:p/>
          </draw:polygon>
          <draw:path draw:style-name="gr9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8.514cm" svg:y="8.715cm" svg:viewBox="0 0 108 774" draw:points="108,774 108,743 31,743 31,31 108,31 108,0 0,0 0,774">
            <text:p/>
          </draw:polygon>
          <draw:path draw:style-name="gr9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9.119cm" svg:y="8.715cm" svg:viewBox="0 0 108 774" draw:points="108,0 0,0 0,31 77,31 77,743 0,743 0,774 108,774">
            <text:p/>
          </draw:polygon>
          <draw:path draw:style-name="gr9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8" draw:layer="layout" svg:width="4.808cm" svg:height="0.773cm" svg:x="17.299cm" svg:y="8.701cm" svg:viewBox="0 0 4809 774" draw:points="2405,774 0,774 0,0 4809,0 4809,774">
            <text:p/>
          </draw:polygon>
          <draw:path draw:style-name="gr9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9" draw:layer="layout" svg:width="0.107cm" svg:height="0.773cm" svg:x="17.796cm" svg:y="8.701cm" svg:viewBox="0 0 108 774" draw:points="108,774 108,743 31,743 31,31 108,31 108,0 0,0 0,774">
            <text:p/>
          </draw:polygon>
          <draw:path draw:style-name="gr9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401cm" svg:y="8.701cm" svg:viewBox="0 0 108 774" draw:points="108,0 0,0 0,31 77,31 77,743 0,743 0,774 108,774">
            <text:p/>
          </draw:polygon>
          <draw:path draw:style-name="gr9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3" draw:text-style-name="P10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3.684cm" svg:height="1.242cm" svg:x="1.999cm" svg:y="2.957cm">
          <draw:text-box>
            <text:p><text:span text:style-name="T17">Bukti:</text:span></text:p>
          </draw:text-box>
        </draw:frame>
        <draw:custom-shape draw:style-name="gr17" draw:text-style-name="P10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3" draw:text-style-name="P10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8" draw:text-style-name="P16" draw:layer="layout" svg:width="8.581cm" svg:height="1.673cm" svg:x="9.324cm" svg:y="5.826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8" draw:layer="layout" svg:width="9.226cm" svg:height="4.289cm" svg:x="16.998cm" svg:y="4.699cm" svg:viewBox="0 0 9227 4290" draw:points="4614,4290 0,4290 0,0 9227,0 9227,4290">
            <text:p/>
          </draw:polygon>
          <draw:path draw:style-name="gr9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9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9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8" draw:layer="layout" svg:width="3.24cm" svg:height="0.846cm" svg:x="5.118cm" svg:y="5.552cm" svg:viewBox="0 0 3241 847" draw:points="1622,847 0,847 0,0 3241,0 3241,847">
            <text:p/>
          </draw:polygon>
          <draw:path draw:style-name="gr9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10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3" draw:text-style-name="P10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9" draw:text-style-name="P16" draw:layer="layout" svg:width="7.827cm" svg:height="1.673cm" svg:x="9.399cm" svg:y="13.7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g>
          <svg:title>TexMaths</svg:title>
          <svg:desc>22§display§x[n] = z^n§svg§600§FALSE</svg:desc>
          <draw:polygon draw:style-name="gr8" draw:layer="layout" svg:width="3.143cm" svg:height="0.773cm" svg:x="5.118cm" svg:y="13.548cm" svg:viewBox="0 0 3144 774" draw:points="1573,774 0,774 0,0 3144,0 3144,774">
            <text:p/>
          </draw:polygon>
          <draw:path draw:style-name="gr9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5.65cm" svg:y="13.548cm" svg:viewBox="0 0 108 774" draw:points="108,774 108,743 31,743 31,31 108,31 108,0 0,0 0,774">
            <text:p/>
          </draw:polygon>
          <draw:path draw:style-name="gr9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6.255cm" svg:y="13.548cm" svg:viewBox="0 0 108 774" draw:points="108,0 0,0 0,31 77,31 77,743 0,743 0,774 108,774">
            <text:p/>
          </draw:polygon>
          <draw:path draw:style-name="gr9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8" draw:layer="layout" svg:width="7.041cm" svg:height="4.731cm" svg:x="16.999cm" svg:y="12.699cm" svg:viewBox="0 0 7042 4732" draw:points="3522,4732 0,4732 0,0 7042,0 7042,4732">
            <text:p/>
          </draw:polygon>
          <draw:path draw:style-name="gr9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2.699cm" svg:viewBox="0 0 108 774" draw:points="108,774 108,744 31,744 31,31 108,31 108,0 0,0 0,774">
            <text:p/>
          </draw:polygon>
          <draw:path draw:style-name="gr9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19.868cm" svg:y="12.699cm" svg:viewBox="0 0 108 774" draw:points="108,774 108,744 31,744 31,31 108,31 108,0 0,0 0,774">
            <text:p/>
          </draw:polygon>
          <draw:path draw:style-name="gr9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0.473cm" svg:y="12.699cm" svg:viewBox="0 0 108 774" draw:points="108,0 0,0 0,31 77,31 77,744 0,744 0,774 108,774">
            <text:p/>
          </draw:polygon>
          <draw:path draw:style-name="gr9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21.933cm" svg:y="12.699cm" svg:viewBox="0 0 108 774" draw:points="108,774 108,744 31,744 31,31 108,31 108,0 0,0 0,774">
            <text:p/>
          </draw:polygon>
          <draw:path draw:style-name="gr9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2.538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9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22.057cm" svg:y="14.666cm" svg:viewBox="0 0 108 774" draw:points="108,774 108,744 31,744 31,31 108,31 108,0 0,0 0,774">
            <text:p/>
          </draw:polygon>
          <draw:path draw:style-name="gr9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9" draw:layer="layout" svg:width="0.107cm" svg:height="0.773cm" svg:x="22.624cm" svg:y="14.666cm" svg:viewBox="0 0 108 774" draw:points="108,0 0,0 0,31 77,31 77,744 0,744 0,774 108,774">
            <text:p/>
          </draw:polygon>
          <draw:path draw:style-name="gr9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9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6.654cm" svg:viewBox="0 0 108 774" draw:points="108,774 108,744 31,744 31,31 108,31 108,0 0,0 0,774">
            <text:p/>
          </draw:polygon>
          <draw:path draw:style-name="gr9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6.654cm" svg:viewBox="0 0 108 774" draw:points="108,0 0,0 0,31 77,31 77,744 0,744 0,774 108,774">
            <text:p/>
          </draw:polygon>
          <draw:path draw:style-name="gr9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1" draw:text-style-name="P18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1" draw:text-style-name="P18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8" draw:layer="layout" svg:width="1.702cm" svg:height="0.773cm" svg:x="3.072cm" svg:y="18.29cm" svg:viewBox="0 0 1703 774" draw:points="852,774 0,774 0,0 1703,0 1703,774">
            <text:p/>
          </draw:polygon>
          <draw:path draw:style-name="gr9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8" draw:layer="layout" svg:width="1.671cm" svg:height="0.773cm" svg:x="3.17cm" svg:y="10.29cm" svg:viewBox="0 0 1672 774" draw:points="836,774 0,774 0,0 1672,0 1672,774">
            <text:p/>
          </draw:polygon>
          <draw:path draw:style-name="gr9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13.467cm" svg:height="1.242cm" svg:x="1.999cm" svg:y="4.357cm">
          <draw:text-box>
            <text:p><text:span text:style-name="T18">Bentuk kombinasi linier</text:span></text:p>
          </draw:text-box>
        </draw:frame>
        <draw:custom-shape draw:style-name="gr17" draw:text-style-name="P10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3" draw:text-style-name="P10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8" draw:text-style-name="P16" draw:layer="layout" svg:width="8.581cm" svg:height="1.673cm" svg:x="10.724cm" svg:y="7.726cm">
          <draw:text-box>
            <text:p text:style-name="P10"><text:span text:style-name="T15">Sistem LTI</text:span></text:p>
            <text:p text:style-name="P10"><text:span text:style-name="T15">Waktu-kontinu</text:span></text:p>
          </draw:text-box>
        </draw:frame>
        <draw:custom-shape draw:style-name="gr17" draw:text-style-name="P10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3" draw:text-style-name="P10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9" draw:text-style-name="P16" draw:layer="layout" svg:width="7.827cm" svg:height="1.673cm" svg:x="10.799cm" svg:y="12.926cm">
          <draw:text-box>
            <text:p text:style-name="P10"><text:span text:style-name="T15">Sistem LTI</text:span></text:p>
            <text:p text:style-name="P10"><text:span text:style-name="T15">Waktu-diskrit</text:span></text:p>
          </draw:text-box>
        </draw:frame>
        <draw:g>
          <svg:title>TexMaths</svg:title>
          <svg:desc>22§display§x[n] = \sum_k a_k z_k^n§svg§600§TRUE</svg:desc>
          <draw:polygon draw:style-name="gr23" draw:layer="layout" svg:width="5.178cm" svg:height="1.744cm" svg:x="2.474cm" svg:y="13.001cm" svg:viewBox="0 0 5179 1745" draw:points="2590,1745 0,1745 0,0 5179,0 5179,1745">
            <text:p/>
          </draw:polygon>
          <draw:path draw:style-name="gr9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3.006cm" svg:y="13.232cm" svg:viewBox="0 0 108 774" draw:points="108,774 108,744 31,744 31,31 108,31 108,0 0,0 0,774">
            <text:p/>
          </draw:polygon>
          <draw:path draw:style-name="gr9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3.611cm" svg:y="13.232cm" svg:viewBox="0 0 108 774" draw:points="108,0 0,0 0,31 77,31 77,744 0,744 0,774 108,774">
            <text:p/>
          </draw:polygon>
          <draw:path draw:style-name="gr9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8" draw:layer="layout" svg:width="7.191cm" svg:height="1.744cm" svg:x="17.407cm" svg:y="12.95cm" svg:viewBox="0 0 7192 1745" draw:points="3595,1745 0,1745 0,0 7192,0 7192,1745">
            <text:p/>
          </draw:polygon>
          <draw:path draw:style-name="gr9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904cm" svg:y="13.181cm" svg:viewBox="0 0 108 774" draw:points="108,774 108,744 31,744 31,31 108,31 108,0 0,0 0,774">
            <text:p/>
          </draw:polygon>
          <draw:path draw:style-name="gr9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509cm" svg:y="13.181cm" svg:viewBox="0 0 108 774" draw:points="108,0 0,0 0,31 77,31 77,744 0,744 0,774 108,774">
            <text:p/>
          </draw:polygon>
          <draw:path draw:style-name="gr9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3" draw:layer="layout" svg:width="7.629cm" svg:height="1.744cm" svg:x="17.399cm" svg:y="7.543cm" svg:viewBox="0 0 7630 1745" draw:points="3815,1745 0,1745 0,0 7630,0 7630,1745">
            <text:p/>
          </draw:polygon>
          <draw:path draw:style-name="gr9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3" draw:layer="layout" svg:width="5.613cm" svg:height="1.744cm" svg:x="2.186cm" svg:y="7.675cm" svg:viewBox="0 0 5614 1745" draw:points="2807,1745 0,1745 0,0 5614,0 5614,1745">
            <text:p/>
          </draw:polygon>
          <draw:path draw:style-name="gr9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26.819cm" svg:height="1.314cm" svg:x="1.181cm" svg:y="2.957cm">
          <draw:text-box>
            <text:list text:style-name="L4">
              <text:list-item>
                <text:p><text:span text:style-name="T19">Representasi </text:span><text:span text:style-name="T20">deret Fourier</text:span><text:span text:style-name="T19"> pada sinyal periodik </text:span><text:span text:style-name="T20">waktu-kontinu</text:span></text:p>
              </text:list-item>
            </text:list>
          </draw:text-box>
        </draw:frame>
        <draw:frame draw:style-name="gr25" draw:text-style-name="P21" draw:layer="layout" svg:width="20.4cm" svg:height="2.444cm" svg:x="3.598cm" svg:y="16.86cm">
          <draw:text-box>
            <text:list text:style-name="L3">
              <text:list-item>
                <text:p><text:span text:style-name="T21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8" draw:layer="layout" svg:width="3.575cm" svg:height="1.976cm" svg:x="8.023cm" svg:y="14.021cm" svg:viewBox="0 0 3576 1977" draw:points="1787,1977 0,1977 0,0 3576,0 3576,1977">
            <text:p/>
          </draw:polygon>
          <draw:path draw:style-name="gr9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9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9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9" draw:layer="layout" svg:width="1.091cm" svg:height="0.041cm" svg:x="10.507cm" svg:y="15.054cm" svg:viewBox="0 0 1092 42" draw:points="546,42 0,42 0,0 1092,0 1092,42">
            <text:p/>
          </draw:polygon>
          <draw:path draw:style-name="gr9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6" draw:text-style-name="P18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1" draw:text-style-name="P10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14.5cm" svg:y="14.805cm" svg:viewBox="0 0 958 574" draw:points="479,574 0,574 0,0 958,0 958,574">
            <text:p/>
          </draw:polygon>
          <draw:path draw:style-name="gr9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7" draw:text-style-name="P18" draw:layer="layout" svg:width="11.942cm" svg:height="2.191cm" svg:x="15.658cm" svg:y="14.499cm">
          <draw:text-box>
            <text:p><text:span text:style-name="T9">adalah </text:span><text:span text:style-name="T22">koefisien-koefisien deret Fourier</text:span></text:p>
          </draw:text-box>
        </draw:frame>
        <draw:frame draw:style-name="gr28" draw:text-style-name="P18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3" draw:layer="layout" svg:width="13.661cm" svg:height="8.275cm" svg:x="6.843cm" svg:y="4.999cm" svg:viewBox="0 0 13662 8276" draw:points="6833,8276 0,8276 0,0 13662,0 13662,8276">
            <text:p/>
          </draw:polygon>
          <draw:path draw:style-name="gr9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9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9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9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9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9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9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9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9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9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24.319cm" svg:height="1.242cm" svg:x="1.681cm" svg:y="2.957cm">
          <draw:text-box>
            <text:list text:style-name="L1">
              <text:list-item>
                <text:p><text:span text:style-name="T23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19.042cm" svg:y="3.411cm" svg:viewBox="0 0 958 574" draw:points="479,574 0,574 0,0 958,0 958,574">
            <text:p/>
          </draw:polygon>
          <draw:path draw:style-name="gr9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0" draw:text-style-name="P18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8" draw:layer="layout" svg:width="3.104cm" svg:height="0.864cm" svg:x="23.095cm" svg:y="4.6cm" svg:viewBox="0 0 3105 865" draw:points="1551,865 0,865 0,0 3105,0 3105,865">
            <text:p/>
          </draw:polygon>
          <draw:path draw:style-name="gr9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9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9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9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9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3" draw:layer="layout" svg:width="12.055cm" svg:height="2.298cm" svg:x="7cm" svg:y="6cm" svg:viewBox="0 0 12056 2299" draw:points="6028,2299 0,2299 0,0 12056,0 12056,2299">
            <text:p/>
          </draw:polygon>
          <draw:path draw:style-name="gr9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9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1" draw:text-style-name="P18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3" draw:layer="layout" svg:width="16.235cm" svg:height="2.298cm" svg:x="4.9cm" svg:y="9.7cm" svg:viewBox="0 0 16236 2299" draw:points="8118,2299 0,2299 0,0 16236,0 16236,2299">
            <text:p/>
          </draw:polygon>
          <draw:path draw:style-name="gr9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9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2" draw:text-style-name="P18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3" draw:layer="layout" svg:width="15.236cm" svg:height="2.298cm" svg:x="5cm" svg:y="13.401cm" svg:viewBox="0 0 15237 2299" draw:points="7619,2299 0,2299 0,0 15237,0 15237,2299">
            <text:p/>
          </draw:polygon>
          <draw:path draw:style-name="gr9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9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9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9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18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8" draw:layer="layout" svg:width="24.105cm" svg:height="2.113cm" svg:x="2.961cm" svg:y="17.368cm" svg:viewBox="0 0 24106 2114" draw:points="12053,2114 0,2114 0,0 24106,0 24106,2114">
            <text:p/>
          </draw:polygon>
          <draw:path draw:style-name="gr9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9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9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9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9" draw:layer="layout" svg:width="0.117cm" svg:height="0.844cm" svg:x="12.732cm" svg:y="18.078cm" svg:viewBox="0 0 118 845" draw:points="118,845 118,811 34,811 34,34 118,34 118,0 0,0 0,845">
            <text:p/>
          </draw:polygon>
          <draw:path draw:style-name="gr9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16.752cm" svg:y="18.078cm" svg:viewBox="0 0 118 845" draw:points="118,0 0,0 0,34 84,34 84,811 0,811 0,845 118,845">
            <text:p/>
          </draw:polygon>
          <draw:path draw:style-name="gr9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9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9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9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22.085cm" svg:y="18.078cm" svg:viewBox="0 0 118 845" draw:points="118,845 118,811 34,811 34,34 118,34 118,0 0,0 0,845">
            <text:p/>
          </draw:polygon>
          <draw:path draw:style-name="gr9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26.105cm" svg:y="18.078cm" svg:viewBox="0 0 118 845" draw:points="118,0 0,0 0,34 84,34 84,811 0,811 0,845 118,845">
            <text:p/>
          </draw:polygon>
          <draw:path draw:style-name="gr9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5" draw:text-style-name="P18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8" draw:layer="layout" svg:width="1.924cm" svg:height="0.688cm" svg:x="6.422cm" svg:y="4.818cm" svg:viewBox="0 0 1925 689" draw:points="961,689 0,689 0,0 1925,0 1925,689">
            <text:p/>
          </draw:polygon>
          <draw:path draw:style-name="gr9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9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8" draw:layer="layout" svg:width="17.111cm" svg:height="1.937cm" svg:x="5.767cm" svg:y="6.334cm" svg:viewBox="0 0 17112 1938" draw:points="8556,1938 0,1938 0,0 17112,0 17112,1938">
            <text:p/>
          </draw:polygon>
          <draw:path draw:style-name="gr9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6.985cm" svg:viewBox="0 0 108 774" draw:points="108,774 108,744 31,744 31,31 108,31 108,0 0,0 0,774">
            <text:p/>
          </draw:polygon>
          <draw:path draw:style-name="gr9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6.985cm" svg:viewBox="0 0 108 774" draw:points="108,0 0,0 0,31 77,31 77,744 0,744 0,774 108,774">
            <text:p/>
          </draw:polygon>
          <draw:path draw:style-name="gr9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5cm" svg:y="6.985cm" svg:viewBox="0 0 108 774" draw:points="108,774 108,744 31,744 31,31 108,31 108,0 0,0 0,774">
            <text:p/>
          </draw:polygon>
          <draw:path draw:style-name="gr9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8cm" svg:y="6.985cm" svg:viewBox="0 0 108 774" draw:points="108,0 0,0 0,31 77,31 77,744 0,744 0,774 108,774">
            <text:p/>
          </draw:polygon>
          <draw:path draw:style-name="gr9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6" draw:text-style-name="P18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8" draw:layer="layout" svg:width="1.924cm" svg:height="0.538cm" svg:x="6.423cm" svg:y="10.601cm" svg:viewBox="0 0 1925 539" draw:points="961,539 0,539 0,0 1925,0 1925,539">
            <text:p/>
          </draw:polygon>
          <draw:path draw:style-name="gr9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8" draw:layer="layout" svg:width="17.282cm" svg:height="1.937cm" svg:x="5.767cm" svg:y="11.835cm" svg:viewBox="0 0 17283 1938" draw:points="8641,1938 0,1938 0,0 17283,0 17283,1938">
            <text:p/>
          </draw:polygon>
          <draw:path draw:style-name="gr9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12.486cm" svg:viewBox="0 0 108 774" draw:points="108,774 108,744 31,744 31,31 108,31 108,0 0,0 0,774">
            <text:p/>
          </draw:polygon>
          <draw:path draw:style-name="gr9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12.486cm" svg:viewBox="0 0 108 774" draw:points="108,0 0,0 0,31 77,31 77,744 0,744 0,774 108,774">
            <text:p/>
          </draw:polygon>
          <draw:path draw:style-name="gr9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4cm" svg:y="12.486cm" svg:viewBox="0 0 108 774" draw:points="108,774 108,744 31,744 31,31 108,31 108,0 0,0 0,774">
            <text:p/>
          </draw:polygon>
          <draw:path draw:style-name="gr9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79cm" svg:y="12.486cm" svg:viewBox="0 0 108 774" draw:points="108,0 0,0 0,31 77,31 77,744 0,744 0,774 108,774">
            <text:p/>
          </draw:polygon>
          <draw:path draw:style-name="gr9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8" draw:text-style-name="P22" draw:layer="layout" svg:width="19.116cm" svg:height="1.204cm" svg:x="3.6cm" svg:y="8.5cm">
          <draw:text-box>
            <text:p><text:span text:style-name="T14">Pandang integral sebagai luasan di bawah kurva</text:span></text:p>
          </draw:text-box>
        </draw:frame>
        <draw:frame draw:style-name="gr28" draw:text-style-name="P18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8" draw:layer="layout" svg:width="14.234cm" svg:height="2.502cm" svg:x="5.121cm" svg:y="15.8cm" svg:viewBox="0 0 14235 2503" draw:points="7118,2503 0,2503 0,0 14235,0 14235,2503">
            <text:p/>
          </draw:polygon>
          <draw:path draw:style-name="gr9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9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9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9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9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9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9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9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8" draw:text-style-name="P18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8" draw:layer="layout" svg:width="13.103cm" svg:height="2.925cm" svg:x="5.365cm" svg:y="5.297cm" svg:viewBox="0 0 13104 2926" draw:points="6552,2926 0,2926 0,0 13104,0 13104,2926">
            <text:p/>
          </draw:polygon>
          <draw:path draw:style-name="gr9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9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8" draw:text-style-name="P18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1" draw:text-style-name="P10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8" draw:layer="layout" svg:width="10.499cm" svg:height="2.466cm" svg:x="5.365cm" svg:y="8.997cm" svg:viewBox="0 0 10500 2467" draw:points="5250,2467 0,2467 0,0 10500,0 10500,2467">
            <text:p/>
          </draw:polygon>
          <draw:path draw:style-name="gr9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8" draw:layer="layout" svg:width="10.899cm" svg:height="2.466cm" svg:x="5.366cm" svg:y="13.097cm" svg:viewBox="0 0 10900 2467" draw:points="5451,2467 0,2467 0,0 10900,0 10900,2467">
            <text:p/>
          </draw:polygon>
          <draw:path draw:style-name="gr9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799cm" svg:y="14.399cm" svg:viewBox="0 0 714 42" draw:points="358,42 0,42 0,0 714,0 714,42">
            <text:p/>
          </draw:polygon>
          <draw:path draw:style-name="gr9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9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8" draw:layer="layout" svg:width="10.412cm" svg:height="2.239cm" svg:x="5.367cm" svg:y="17.197cm" svg:viewBox="0 0 10413 2240" draw:points="5205,2240 0,2240 0,0 10413,0 10413,2240">
            <text:p/>
          </draw:polygon>
          <draw:path draw:style-name="gr9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8cm" svg:y="18.269cm" svg:viewBox="0 0 714 42" draw:points="358,42 0,42 0,0 714,0 714,42">
            <text:p/>
          </draw:polygon>
          <draw:path draw:style-name="gr9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9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3" draw:layer="layout" svg:width="9cm" svg:height="3.11cm" svg:x="18cm" svg:y="16.7cm">
          <draw:text-box>
            <text:p><text:span text:style-name="T24">koefisien-koefisien deret Fourier sepanjang periode T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20.852cm" svg:height="1.221cm" svg:x="2.4cm" svg:y="3.3cm">
          <draw:text-box>
            <text:p><text:span text:style-name="T23">Representasi deret Fourier sinyal periodik waktu-diskrit</text:span></text:p>
          </draw:text-box>
        </draw:frame>
        <draw:custom-shape draw:style-name="gr11" draw:text-style-name="P10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8" draw:layer="layout" svg:width="17.692cm" svg:height="2.239cm" svg:x="3.587cm" svg:y="13.2cm" svg:viewBox="0 0 17693 2240" draw:points="8845,2240 0,2240 0,0 17693,0 17693,2240">
            <text:p/>
          </draw:polygon>
          <draw:path draw:style-name="gr9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6.02cm" svg:y="14.272cm" svg:viewBox="0 0 714 42" draw:points="358,42 0,42 0,0 714,0 714,42">
            <text:p/>
          </draw:polygon>
          <draw:path draw:style-name="gr9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3" draw:layer="layout" svg:width="18.031cm" svg:height="2.925cm" svg:x="3.068cm" svg:y="7cm" svg:viewBox="0 0 18032 2926" draw:points="9016,2926 0,2926 0,0 18032,0 18032,2926">
            <text:p/>
          </draw:polygon>
          <draw:path draw:style-name="gr9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1" draw:text-style-name="P10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7.563cm" svg:height="1.221cm" svg:x="2.4cm" svg:y="5.2cm">
          <draw:text-box>
            <text:p><text:span text:style-name="T25">Persamaan sintesis</text:span></text:p>
          </draw:text-box>
        </draw:frame>
        <draw:frame draw:style-name="gr28" draw:text-style-name="P22" draw:layer="layout" svg:width="7.593cm" svg:height="1.221cm" svg:x="2.401cm" svg:y="11.4cm">
          <draw:text-box>
            <text:p><text:span text:style-name="T25">Persamaan analitis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3.478cm" svg:height="1.221cm" svg:x="2.4cm" svg:y="2.7cm">
          <draw:text-box>
            <text:p><text:span text:style-name="T23">Contoh:</text:span></text:p>
          </draw:text-box>
        </draw:frame>
        <draw:frame draw:style-name="gr28" draw:text-style-name="P18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8" draw:layer="layout" svg:width="0.76cm" svg:height="0.646cm" svg:x="14.8cm" svg:y="16.953cm" svg:viewBox="0 0 761 647" draw:points="381,647 0,647 0,0 761,0 761,647">
            <text:p/>
          </draw:polygon>
          <draw:path draw:style-name="gr9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8" draw:layer="layout" svg:width="1.363cm" svg:height="0.646cm" svg:x="10.236cm" svg:y="16.906cm" svg:viewBox="0 0 1364 647" draw:points="682,647 0,647 0,0 1364,0 1364,647">
            <text:p/>
          </draw:polygon>
          <draw:path draw:style-name="gr9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9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0" draw:text-style-name="P10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8" draw:layer="layout" svg:width="1.312cm" svg:height="0.773cm" svg:x="16.328cm" svg:y="16.914cm" svg:viewBox="0 0 1313 774" draw:points="655,774 0,774 0,0 1313,0 1313,774">
            <text:p/>
          </draw:polygon>
          <draw:path draw:style-name="gr9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8" draw:layer="layout" svg:width="1.913cm" svg:height="0.773cm" svg:x="7.729cm" svg:y="16.915cm" svg:viewBox="0 0 1914 774" draw:points="957,774 0,774 0,0 1914,0 1914,774">
            <text:p/>
          </draw:polygon>
          <draw:path draw:style-name="gr9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9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20.8cm" svg:y="16.9cm" svg:viewBox="0 0 561 530" draw:points="282,530 0,530 0,0 561,0 561,530">
            <text:p/>
          </draw:polygon>
          <draw:path draw:style-name="gr9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4.7cm" svg:y="16.9cm" svg:viewBox="0 0 561 530" draw:points="282,530 0,530 0,0 561,0 561,530">
            <text:p/>
          </draw:polygon>
          <draw:path draw:style-name="gr41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2" draw:text-style-name="P25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2" draw:text-style-name="P25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3" draw:layer="layout" svg:width="10.588cm" svg:height="2.027cm" svg:x="7.7cm" svg:y="5.6cm" svg:viewBox="0 0 10589 2028" draw:points="5295,2028 0,2028 0,0 10589,0 10589,2028">
            <text:p/>
          </draw:polygon>
          <draw:path draw:style-name="gr9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9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9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9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9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9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8" draw:text-style-name="P18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draw:g>
          <svg:title>TexMaths</svg:title>
          <svg:desc>22§display§-T/2§svg§600§FALSE</svg:desc>
          <draw:polygon draw:style-name="gr8" draw:layer="layout" svg:width="0.97cm" svg:height="0.799cm" svg:x="7.429cm" svg:y="17.8cm" svg:viewBox="0 0 971 800" draw:points="957,800 0,800 0,26 971,0 971,400">
            <text:p/>
          </draw:polygon>
          <draw:path draw:style-name="gr9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8" draw:layer="layout" svg:width="2.348cm" svg:height="0.685cm" svg:x="5.822cm" svg:y="4.8cm" svg:viewBox="0 0 2349 686" draw:points="1176,686 0,686 0,0 2349,0 2349,686">
            <text:p/>
          </draw:polygon>
          <draw:path draw:style-name="gr9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9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3" draw:text-style-name="P24" draw:layer="layout" svg:width="2.781cm" svg:height="1.442cm" svg:x="1.8cm" svg:y="3.4cm">
          <draw:text-box>
            <text:p><text:span text:style-name="T23">Solusi</text:span></text:p>
          </draw:text-box>
        </draw:frame>
        <draw:g>
          <svg:title>TexMaths</svg:title>
          <svg:desc>22§display§T = 4T_1§svg§600§FALSE</svg:desc>
          <draw:polygon draw:style-name="gr8" draw:layer="layout" svg:width="2.738cm" svg:height="0.646cm" svg:x="9.461cm" svg:y="8.8cm" svg:viewBox="0 0 2739 647" draw:points="1371,647 0,647 0,0 2739,0 2739,647">
            <text:p/>
          </draw:polygon>
          <draw:path draw:style-name="gr9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9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4" draw:text-style-name="P18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8" draw:text-style-name="P18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8" draw:layer="layout" svg:width="2.348cm" svg:height="0.875cm" svg:x="5.823cm" svg:y="10.423cm" svg:viewBox="0 0 2349 876" draw:points="1176,876 0,876 0,0 2349,0 2349,876">
            <text:p/>
          </draw:polygon>
          <draw:path draw:style-name="gr9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9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8" draw:layer="layout" svg:width="9.004cm" svg:height="2.014cm" svg:x="6.1cm" svg:y="6.1cm" svg:viewBox="0 0 9005 2015" draw:points="4501,2015 0,2015 0,0 9005,0 9005,2015">
            <text:p/>
          </draw:polygon>
          <draw:path draw:style-name="gr9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7.979cm" svg:y="7.123cm" svg:viewBox="0 0 561 33" draw:points="282,33 0,33 0,0 561,0 561,33">
            <text:p/>
          </draw:polygon>
          <draw:path draw:style-name="gr9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9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9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9" draw:layer="layout" svg:width="1.187cm" svg:height="0.032cm" svg:x="12.313cm" svg:y="7.123cm" svg:viewBox="0 0 1188 33" draw:points="594,33 0,33 0,0 1188,0 1188,33">
            <text:p/>
          </draw:polygon>
          <draw:path draw:style-name="gr9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388cm" svg:height="0.032cm" svg:x="14.716cm" svg:y="7.123cm" svg:viewBox="0 0 389 33" draw:points="194,33 0,33 0,0 389,0 389,33">
            <text:p/>
          </draw:polygon>
          <draw:path draw:style-name="gr9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4" draw:text-style-name="P18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8" draw:layer="layout" svg:width="2.808cm" svg:height="1.552cm" svg:x="9.462cm" svg:y="18.719cm" svg:viewBox="0 0 2809 1553" draw:points="1403,1553 0,1553 0,0 2809,0 2809,1553">
            <text:p/>
          </draw:polygon>
          <draw:path draw:style-name="gr9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9" draw:layer="layout" svg:width="0.857cm" svg:height="0.032cm" svg:x="11.413cm" svg:y="19.531cm" svg:viewBox="0 0 858 33" draw:points="429,33 0,33 0,0 858,0 858,33">
            <text:p/>
          </draw:polygon>
          <draw:path draw:style-name="gr9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8" draw:layer="layout" svg:width="11.151cm" svg:height="6.295cm" svg:x="6.1cm" svg:y="11.601cm" svg:viewBox="0 0 11152 6296" draw:points="5577,6296 0,6296 0,0 11152,0 11152,6296">
            <text:p/>
          </draw:polygon>
          <draw:path draw:style-name="gr9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8.012cm" svg:y="12.624cm" svg:viewBox="0 0 561 33" draw:points="282,33 0,33 0,0 561,0 561,33">
            <text:p/>
          </draw:polygon>
          <draw:path draw:style-name="gr9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9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9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9" draw:layer="layout" svg:width="1.816cm" svg:height="0.032cm" svg:x="8.012cm" svg:y="14.894cm" svg:viewBox="0 0 1817 33" draw:points="909,33 0,33 0,0 1817,0 1817,33">
            <text:p/>
          </draw:polygon>
          <draw:path draw:style-name="gr9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9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9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9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9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9" draw:layer="layout" svg:width="6.201cm" svg:height="0.032cm" svg:x="10.551cm" svg:y="14.894cm" svg:viewBox="0 0 6202 33" draw:points="3102,33 0,33 0,0 6202,0 6202,33">
            <text:p/>
          </draw:polygon>
          <draw:path draw:style-name="gr9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9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9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9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9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9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9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9" draw:layer="layout" svg:width="4.122cm" svg:height="0.032cm" svg:x="8.012cm" svg:y="17.041cm" svg:viewBox="0 0 4123 33" draw:points="2061,33 0,33 0,0 4123,0 4123,33">
            <text:p/>
          </draw:polygon>
          <draw:path draw:style-name="gr9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3.4cm" svg:y="10.611cm" svg:viewBox="0 0 958 574" draw:points="479,574 0,574 0,0 958,0 958,574">
            <text:p/>
          </draw:polygon>
          <draw:path draw:style-name="gr9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4.054cm" svg:y="19.8cm" svg:viewBox="0 0 546 686" draw:points="274,686 0,686 0,0 546,0 546,686">
            <text:p/>
          </draw:polygon>
          <draw:path draw:style-name="gr9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8" draw:text-style-name="P18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10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4" draw:text-style-name="P26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7" draw:text-style-name="P18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1" draw:text-style-name="P25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8" draw:text-style-name="P18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8" draw:layer="layout" svg:width="1.275cm" svg:height="0.773cm" svg:x="5.4cm" svg:y="14.4cm" svg:viewBox="0 0 1276 774" draw:points="638,774 0,774 0,0 1276,0 1276,774">
            <text:p/>
          </draw:polygon>
          <draw:path draw:style-name="gr9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7.178cm" svg:y="11.497cm" svg:viewBox="0 0 4279 1094" draw:points="2138,1094 0,1094 0,0 4279,0 4279,1094">
            <text:p/>
          </draw:polygon>
          <draw:path draw:style-name="gr9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8" draw:layer="layout" svg:width="4.156cm" svg:height="1.093cm" svg:x="7.2cm" svg:y="12.797cm" svg:viewBox="0 0 4157 1094" draw:points="2079,1094 0,1094 0,0 4157,0 4157,1094">
            <text:p/>
          </draw:polygon>
          <draw:path draw:style-name="gr9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5.877cm" svg:y="5.197cm" svg:viewBox="0 0 4279 1094" draw:points="2138,1094 0,1094 0,0 4279,0 4279,1094">
            <text:p/>
          </draw:polygon>
          <draw:path draw:style-name="gr9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8" draw:layer="layout" svg:width="14.867cm" svg:height="1.093cm" svg:x="5.004cm" svg:y="15.8cm" svg:viewBox="0 0 14868 1094" draw:points="7435,1094 0,1094 0,0 14868,0 14868,1094">
            <text:p/>
          </draw:polygon>
          <draw:path draw:style-name="gr9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9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9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4" draw:text-style-name="P26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8" draw:text-style-name="P18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8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8" draw:layer="layout" svg:width="3.27cm" svg:height="0.593cm" svg:x="6.4cm" svg:y="10.209cm" svg:viewBox="0 0 3271 594" draw:points="1634,594 0,594 0,0 3271,0 3271,594">
            <text:p/>
          </draw:polygon>
          <draw:path draw:style-name="gr9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9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9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8" draw:layer="layout" svg:width="10.381cm" svg:height="4.945cm" svg:x="7.201cm" svg:y="11.397cm" svg:viewBox="0 0 10382 4946" draw:points="5192,4946 0,4946 0,0 10382,0 10382,4946">
            <text:p/>
          </draw:polygon>
          <draw:path draw:style-name="gr9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2.24cm" svg:viewBox="0 0 561 33" draw:points="282,33 0,33 0,0 561,0 561,33">
            <text:p/>
          </draw:polygon>
          <draw:path draw:style-name="gr9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9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4.308cm" svg:viewBox="0 0 561 33" draw:points="282,33 0,33 0,0 561,0 561,33">
            <text:p/>
          </draw:polygon>
          <draw:path draw:style-name="gr9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9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8" draw:layer="layout" svg:width="9.675cm" svg:height="1.759cm" svg:x="7.2cm" svg:y="7.397cm" svg:viewBox="0 0 9676 1760" draw:points="4838,1760 0,1760 0,0 9676,0 9676,1760">
            <text:p/>
          </draw:polygon>
          <draw:path draw:style-name="gr9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7cm" svg:y="8.24cm" svg:viewBox="0 0 561 33" draw:points="282,33 0,33 0,0 561,0 561,33">
            <text:p/>
          </draw:polygon>
          <draw:path draw:style-name="gr9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9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9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8" draw:layer="layout" svg:width="5.213cm" svg:height="0.773cm" svg:x="5.966cm" svg:y="6cm" svg:viewBox="0 0 5214 774" draw:points="2607,774 0,774 0,0 5214,0 521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8" draw:text-style-name="P18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1" draw:text-style-name="P25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2.2cm" svg:height="3.11cm" svg:x="15.4cm" svg:y="17.7cm">
          <draw:text-box>
            <text:list text:style-name="L3">
              <text:list-item>
                <text:p><text:span text:style-name="T14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8" draw:layer="layout" svg:width="8.977cm" svg:height="1.093cm" svg:x="5.6cm" svg:y="18.706cm" svg:viewBox="0 0 8978 1094" draw:points="4490,1094 0,1094 0,0 8978,0 8978,1094">
            <text:p/>
          </draw:polygon>
          <draw:path draw:style-name="gr9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9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9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9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9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4" draw:text-style-name="P26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8" draw:text-style-name="P18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8" draw:text-style-name="P18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8" draw:text-style-name="P18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1" draw:text-style-name="P25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8" draw:layer="layout" svg:width="4.243cm" svg:height="0.773cm" svg:x="5.966cm" svg:y="6cm" svg:viewBox="0 0 4244 774" draw:points="2123,774 0,774 0,0 4244,0 424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8" draw:layer="layout" svg:width="8.187cm" svg:height="2.194cm" svg:x="7.2cm" svg:y="7.404cm" svg:viewBox="0 0 8188 2195" draw:points="4094,2195 0,2195 0,0 8188,0 8188,2195">
            <text:p/>
          </draw:polygon>
          <draw:path draw:style-name="gr9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9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8" draw:layer="layout" svg:width="2.74cm" svg:height="0.602cm" svg:x="6.4cm" svg:y="10.2cm" svg:viewBox="0 0 2741 603" draw:points="1371,603 0,603 0,0 2741,0 2741,603">
            <text:p/>
          </draw:polygon>
          <draw:path draw:style-name="gr9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9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8" draw:layer="layout" svg:width="8.601cm" svg:height="2.194cm" svg:x="7.2cm" svg:y="11.104cm" svg:viewBox="0 0 8602 2195" draw:points="4301,2195 0,2195 0,0 8602,0 8602,2195">
            <text:p/>
          </draw:polygon>
          <draw:path draw:style-name="gr9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9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8" draw:layer="layout" svg:width="4.554cm" svg:height="1.093cm" svg:x="12.9cm" svg:y="15.6cm" svg:viewBox="0 0 4555 1094" draw:points="2277,1094 0,1094 0,0 4555,0 4555,1094">
            <text:p/>
          </draw:polygon>
          <draw:path draw:style-name="gr9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8" draw:layer="layout" svg:width="5.461cm" svg:height="1.093cm" svg:x="12.201cm" svg:y="18.1cm" svg:viewBox="0 0 5462 1094" draw:points="2731,1094 0,1094 0,0 5462,0 5462,1094">
            <text:p/>
          </draw:polygon>
          <draw:path draw:style-name="gr9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9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9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4" draw:text-style-name="P26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6" draw:text-style-name="P18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8" draw:layer="layout" svg:width="1.323cm" svg:height="0.773cm" svg:x="5.8cm" svg:y="6.026cm" svg:viewBox="0 0 1324 774" draw:points="662,774 0,774 0,0 1324,0 1324,774">
            <text:p/>
          </draw:polygon>
          <draw:path draw:style-name="gr9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9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17cm" svg:y="6.173cm" svg:viewBox="0 0 561 530" draw:points="282,530 0,530 0,0 561,0 561,530">
            <text:p/>
          </draw:polygon>
          <draw:path draw:style-name="gr9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8" draw:layer="layout" svg:width="1.288cm" svg:height="0.45cm" svg:x="23cm" svg:y="7.209cm" svg:viewBox="0 0 1289 451" draw:points="645,451 0,451 0,0 1289,0 1289,451">
            <text:p/>
          </draw:polygon>
          <draw:path draw:style-name="gr9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9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9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8" draw:layer="layout" svg:width="3.662cm" svg:height="0.773cm" svg:x="23cm" svg:y="6cm" svg:viewBox="0 0 3663 774" draw:points="1830,774 0,774 0,0 3663,0 3663,774">
            <text:p/>
          </draw:polygon>
          <draw:path draw:style-name="gr9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9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9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9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9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8" draw:layer="layout" svg:width="1.821cm" svg:height="0.773cm" svg:x="4.2cm" svg:y="7cm" svg:viewBox="0 0 1822 774" draw:points="911,774 0,774 0,0 1822,0 1822,774">
            <text:p/>
          </draw:polygon>
          <draw:path draw:style-name="gr9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9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8" draw:layer="layout" svg:width="1.422cm" svg:height="0.773cm" svg:x="15.977cm" svg:y="7.026cm" svg:viewBox="0 0 1423 774" draw:points="713,774 0,774 0,0 1423,0 1423,774">
            <text:p/>
          </draw:polygon>
          <draw:path draw:style-name="gr9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9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8" draw:layer="layout" svg:width="9.256cm" svg:height="2.394cm" svg:x="8.515cm" svg:y="9.052cm" svg:viewBox="0 0 9257 2395" draw:points="4630,2395 0,2395 0,0 9257,0 9257,2395">
            <text:p/>
          </draw:polygon>
          <draw:path draw:style-name="gr9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9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1" draw:text-style-name="P10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7" draw:text-style-name="P21" draw:layer="layout" svg:width="23.2cm" svg:height="2.191cm" svg:x="3.8cm" svg:y="12.3cm">
          <draw:text-box>
            <text:list text:style-name="L3">
              <text:list-item>
                <text:p><text:span text:style-name="T21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23.2cm" svg:height="1.535cm" svg:x="1.8cm" svg:y="2.7cm">
          <draw:text-box>
            <text:list text:style-name="L11">
              <text:list-item>
                <text:p><text:span text:style-name="T13">Sifat-sifat deret Fourier waktu-kontinu</text:span></text:p>
              </text:list-item>
            </text:list>
          </draw:text-box>
        </draw:frame>
        <draw:frame draw:style-name="gr44" draw:text-style-name="P26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9" draw:text-style-name="P18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0" draw:text-style-name="P27" draw:layer="layout" svg:width="4.2cm" svg:height="1.204cm" svg:x="3.8cm" svg:y="9.6cm">
          <draw:text-box>
            <text:p><text:span text:style-name="T26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8" draw:layer="layout" svg:width="4.278cm" svg:height="1.093cm" svg:x="9.8cm" svg:y="5.8cm" svg:viewBox="0 0 4279 1094" draw:points="2138,1094 0,1094 0,0 4279,0 4279,1094">
            <text:p/>
          </draw:polygon>
          <draw:path draw:style-name="gr9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8" draw:layer="layout" svg:width="4.432cm" svg:height="1.093cm" svg:x="9.838cm" svg:y="7.3cm" svg:viewBox="0 0 4433 1094" draw:points="2218,1094 0,1094 0,0 4433,0 4433,1094">
            <text:p/>
          </draw:polygon>
          <draw:path draw:style-name="gr9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8" draw:layer="layout" svg:width="11.147cm" svg:height="2.394cm" svg:x="8cm" svg:y="9.007cm" svg:viewBox="0 0 11148 2395" draw:points="5575,2395 0,2395 0,0 11148,0 11148,2395">
            <text:p/>
          </draw:polygon>
          <draw:path draw:style-name="gr9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9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9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9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9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9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9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9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1" draw:text-style-name="P10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1" draw:text-style-name="P27" draw:layer="layout" svg:width="7.6cm" svg:height="1.204cm" svg:x="3.8cm" svg:y="17cm">
          <draw:text-box>
            <text:p><text:span text:style-name="T26">konsekuensinya</text:span></text:p>
          </draw:text-box>
        </draw:frame>
        <draw:frame draw:style-name="gr52" draw:text-style-name="P27" draw:layer="layout" svg:width="2cm" svg:height="1.204cm" svg:x="7.9cm" svg:y="18.901cm">
          <draw:text-box>
            <text:p><text:span text:style-name="T26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8" draw:layer="layout" svg:width="4.991cm" svg:height="1.276cm" svg:x="9.8cm" svg:y="13.6cm" svg:viewBox="0 0 4992 1277" draw:points="2495,1277 0,1277 0,0 4992,0 4992,1277">
            <text:p/>
          </draw:polygon>
          <draw:path draw:style-name="gr9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9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8" draw:layer="layout" svg:width="6.38cm" svg:height="1.357cm" svg:x="9.438cm" svg:y="15.284cm" svg:viewBox="0 0 6381 1358" draw:points="3192,1358 0,1358 0,0 6381,0 6381,1358">
            <text:p/>
          </draw:polygon>
          <draw:path draw:style-name="gr9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9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8" draw:layer="layout" svg:width="3.888cm" svg:height="0.971cm" svg:x="17.411cm" svg:y="19cm" svg:viewBox="0 0 3889 972" draw:points="1946,972 0,972 0,0 3889,0 3889,972">
            <text:p/>
          </draw:polygon>
          <draw:path draw:style-name="gr9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9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8" draw:layer="layout" svg:width="5.406cm" svg:height="0.985cm" svg:x="9.801cm" svg:y="19.1cm" svg:viewBox="0 0 5407 986" draw:points="2705,986 0,986 0,0 5407,0 5407,986">
            <text:p/>
          </draw:polygon>
          <draw:path draw:style-name="gr9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2.577cm" svg:x="1.8cm" svg:y="2.7cm">
          <draw:text-box>
            <text:list text:style-name="L12">
              <text:list-item>
                <text:p><text:span text:style-name="T13">Representasi </text:span><text:span text:style-name="T20">deret Fourier</text:span><text:span text:style-name="T13"> pada sinyal periodik </text:span><text:span text:style-name="T20">waktu-diskrit</text:span></text:p>
              </text:list-item>
            </text:list>
          </draw:text-box>
        </draw:frame>
        <draw:frame draw:style-name="gr53" draw:text-style-name="P13" draw:layer="layout" svg:width="15.9cm" svg:height="2.157cm" svg:x="9.2cm" svg:y="15.2cm">
          <draw:text-box>
            <text:p><text:span text:style-name="T27">k</text:span><text:span text:style-name="T14"> yang bervariasi pada daerah </text:span><text:span text:style-name="T27">N</text:span><text:span text:style-name="T14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8" draw:layer="layout" svg:width="10.852cm" svg:height="5.35cm" svg:x="7.8cm" svg:y="8.478cm" svg:viewBox="0 0 10853 5351" draw:points="5427,5351 0,5351 0,0 10853,0 10853,5351">
            <text:p/>
          </draw:polygon>
          <draw:path draw:style-name="gr9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9" draw:layer="layout" svg:width="0.136cm" svg:height="0.985cm" svg:x="8.478cm" svg:y="8.772cm" svg:viewBox="0 0 137 986" draw:points="137,986 137,946 39,946 39,39 137,39 137,0 0,0 0,986">
            <text:p/>
          </draw:polygon>
          <draw:path draw:style-name="gr9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9" draw:layer="layout" svg:width="0.136cm" svg:height="0.985cm" svg:x="9.248cm" svg:y="8.772cm" svg:viewBox="0 0 137 986" draw:points="137,0 0,0 0,39 98,39 98,946 0,946 0,986 137,986">
            <text:p/>
          </draw:polygon>
          <draw:path draw:style-name="gr9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9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8" draw:layer="layout" svg:width="3.521cm" svg:height="0.985cm" svg:x="3cm" svg:y="15.414cm" svg:viewBox="0 0 3522 986" draw:points="1761,986 0,986 0,0 3522,0 3522,986">
            <text:p/>
          </draw:polygon>
          <draw:path draw:style-name="gr9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9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9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9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4" draw:text-style-name="P10" draw:layer="layout" svg:x1="7cm" svg:y1="15.9cm" svg:x2="8.8cm" svg:y2="15.9cm">
          <text:p/>
        </draw:line>
        <draw:custom-shape draw:style-name="gr11" draw:text-style-name="P10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8" draw:text-style-name="P22" draw:layer="layout" svg:width="7.563cm" svg:height="1.221cm" svg:x="20cm" svg:y="10.4cm">
          <draw:text-box>
            <text:p><text:span text:style-name="T25">Persamaan sintesi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3">
              <text:list-item>
                <text:p><text:span text:style-name="T13">Penentuan koefisien-koefisien deret Fourier</text:span></text:p>
              </text:list-item>
            </text:list>
          </draw:text-box>
        </draw:frame>
        <draw:custom-shape draw:style-name="gr11" draw:text-style-name="P10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8">N</text:span></text:p>
          </draw:text-box>
        </draw:frame>
        <draw:g>
          <svg:title>TexMaths</svg:title>
          <svg:desc>22§display§e^{-jr \omega_0 n}§svg§600§FALSE</svg:desc>
          <draw:polygon draw:style-name="gr8" draw:layer="layout" svg:width="2.509cm" svg:height="0.679cm" svg:x="15.1cm" svg:y="5.4cm" svg:viewBox="0 0 2510 680" draw:points="1254,680 0,680 0,0 2510,0 2510,680">
            <text:p/>
          </draw:polygon>
          <draw:path draw:style-name="gr9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9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9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9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9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9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8" draw:layer="layout" svg:width="19.475cm" svg:height="4.585cm" svg:x="4.9cm" svg:y="8.478cm" svg:viewBox="0 0 19476 4586" draw:points="9737,4586 0,4586 0,0 19476,0 19476,4586">
            <text:p/>
          </draw:polygon>
          <draw:path draw:style-name="gr9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8.73cm" svg:viewBox="0 0 118 845" draw:points="118,845 118,811 34,811 34,34 118,34 118,0 0,0 0,845">
            <text:p/>
          </draw:polygon>
          <draw:path draw:style-name="gr9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8.73cm" svg:viewBox="0 0 118 845" draw:points="118,0 0,0 0,34 84,34 84,811 0,811 0,845 118,845">
            <text:p/>
          </draw:polygon>
          <draw:path draw:style-name="gr9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9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11.233cm" svg:viewBox="0 0 118 845" draw:points="118,845 118,811 34,811 34,34 118,34 118,0 0,0 0,845">
            <text:p/>
          </draw:polygon>
          <draw:path draw:style-name="gr9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11.233cm" svg:viewBox="0 0 118 845" draw:points="118,0 0,0 0,34 84,34 84,811 0,811 0,845 118,845">
            <text:p/>
          </draw:polygon>
          <draw:path draw:style-name="gr9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9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5" draw:text-style-name="P10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6" draw:text-style-name="P10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8" draw:layer="layout" svg:width="20.233cm" svg:height="2.421cm" svg:x="4.7cm" svg:y="16.475cm" svg:viewBox="0 0 20234 2422" draw:points="10116,2422 0,2422 0,0 20234,0 20234,2422">
            <text:p/>
          </draw:polygon>
          <draw:path draw:style-name="gr9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9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9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9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9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9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9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3.2cm" svg:height="1.514cm" svg:x="1.8cm" svg:y="2.7cm">
          <draw:text-box>
            <text:list text:style-name="L13">
              <text:list-item>
                <text:p><text:span text:style-name="T13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8" draw:layer="layout" svg:width="12.861cm" svg:height="2.082cm" svg:x="7.1cm" svg:y="6.3cm" svg:viewBox="0 0 12862 2083" draw:points="6432,2083 0,2083 0,0 12862,0 12862,2083">
            <text:p/>
          </draw:polygon>
          <draw:path draw:style-name="gr9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9.901cm" svg:y="6.552cm" svg:viewBox="0 0 118 845" draw:points="118,845 118,811 34,811 34,34 118,34 118,0 0,0 0,845">
            <text:p/>
          </draw:polygon>
          <draw:path draw:style-name="gr9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0.561cm" svg:y="6.552cm" svg:viewBox="0 0 118 845" draw:points="118,0 0,0 0,34 84,34 84,811 0,811 0,845 118,845">
            <text:p/>
          </draw:polygon>
          <draw:path draw:style-name="gr9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9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8" draw:layer="layout" svg:width="10.943cm" svg:height="2.31cm" svg:x="8.156cm" svg:y="11.719cm" svg:viewBox="0 0 10944 2311" draw:points="5472,2311 0,2311 0,0 10944,0 10944,2311">
            <text:p/>
          </draw:polygon>
          <draw:path draw:style-name="gr9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242cm" svg:y="12.605cm" svg:viewBox="0 0 773 36" draw:points="386,36 0,36 0,0 773,0 773,36">
            <text:p/>
          </draw:polygon>
          <draw:path draw:style-name="gr9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9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9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14.055cm" svg:y="12.202cm" svg:viewBox="0 0 118 845" draw:points="118,845 118,811 34,811 34,34 118,34 118,0 0,0 0,845">
            <text:p/>
          </draw:polygon>
          <draw:path draw:style-name="gr9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4.715cm" svg:y="12.202cm" svg:viewBox="0 0 118 845" draw:points="118,0 0,0 0,34 84,34 84,811 0,811 0,845 118,845">
            <text:p/>
          </draw:polygon>
          <draw:path draw:style-name="gr9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9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9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9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9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7" draw:text-style-name="P18" draw:layer="layout" svg:width="20.831cm" svg:height="1.221cm" svg:x="3cm" svg:y="9.4cm">
          <draw:text-box>
            <text:p><text:span text:style-name="T22">Koefisien-koefisien deret Fourier </text:span><text:span text:style-name="T9">dapat dicari dengan </text:span></text:p>
          </draw:text-box>
        </draw:frame>
        <draw:custom-shape draw:style-name="gr11" draw:text-style-name="P10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0.575cm" svg:height="1.221cm" svg:x="3.2cm" svg:y="15.3cm">
          <draw:text-box>
            <text:list text:style-name="L3">
              <text:list-item>
                <text:p><text:span text:style-name="T25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8" draw:layer="layout" svg:width="0.751cm" svg:height="0.45cm" svg:x="6.548cm" svg:y="15.845cm" svg:viewBox="0 0 752 451" draw:points="376,451 0,451 0,0 752,0 752,451">
            <text:p/>
          </draw:polygon>
          <draw:path draw:style-name="gr9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9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8" draw:layer="layout" svg:width="0.707cm" svg:height="0.529cm" svg:x="23.692cm" svg:y="15.7cm" svg:viewBox="0 0 708 530" draw:points="354,530 0,530 0,0 708,0 708,530">
            <text:p/>
          </draw:polygon>
          <draw:path draw:style-name="gr9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8" draw:layer="layout" svg:width="4.574cm" svg:height="0.654cm" svg:x="11.825cm" svg:y="17.311cm" svg:viewBox="0 0 4575 655" draw:points="2288,655 0,655 0,0 4575,0 4575,655">
            <text:p/>
          </draw:polygon>
          <draw:path draw:style-name="gr9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5" draw:text-style-name="P10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8" draw:layer="layout" svg:width="9.015cm" svg:height="0.654cm" svg:x="6.915cm" svg:y="19.228cm" svg:viewBox="0 0 9016 655" draw:points="4508,655 0,655 0,0 9016,0 9016,655">
            <text:p/>
          </draw:polygon>
          <draw:path draw:style-name="gr9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9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9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8" draw:text-style-name="P22" draw:layer="layout" svg:width="7.593cm" svg:height="1.221cm" svg:x="20.2cm" svg:y="12.205cm">
          <draw:text-box>
            <text:p><text:span text:style-name="T25">Persamaan analit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6cm" svg:height="1.514cm" svg:x="1.8cm" svg:y="2.7cm">
          <draw:text-box>
            <text:p><text:span text:style-name="T13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10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8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9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9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9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8" draw:layer="layout" svg:width="0.465cm" svg:height="0.333cm" svg:x="13.234cm" svg:y="17.609cm" svg:viewBox="0 0 466 334" draw:points="233,334 0,334 0,0 466,0 466,334">
            <text:p/>
          </draw:polygon>
          <draw:path draw:style-name="gr9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3" draw:layer="layout" svg:width="0.591cm" svg:height="0.411cm" svg:x="14.3cm" svg:y="13.6cm" svg:viewBox="0 0 592 412" draw:points="297,412 0,412 0,0 592,0 592,412">
            <text:p/>
          </draw:polygon>
          <draw:path draw:style-name="gr9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3" draw:layer="layout" svg:width="0.975cm" svg:height="0.411cm" svg:x="11.812cm" svg:y="13.574cm" svg:viewBox="0 0 976 412" draw:points="487,412 0,412 0,0 976,0 976,412">
            <text:p/>
          </draw:polygon>
          <draw:path draw:style-name="gr9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9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8" draw:layer="layout" svg:width="0.247cm" svg:height="0.317cm" svg:x="13.352cm" svg:y="13.571cm" svg:viewBox="0 0 248 318" draw:points="123,318 0,318 0,0 248,0 248,318">
            <text:p/>
          </draw:polygon>
          <draw:path draw:style-name="gr9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3" draw:layer="layout" svg:width="0.45cm" svg:height="0.336cm" svg:x="19.249cm" svg:y="13.563cm" svg:viewBox="0 0 451 337" draw:points="226,337 0,337 0,0 451,0 451,337">
            <text:p/>
          </draw:polygon>
          <draw:path draw:style-name="gr9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8" draw:layer="layout" svg:width="0.832cm" svg:height="0.377cm" svg:x="6.967cm" svg:y="13.522cm" svg:viewBox="0 0 833 378" draw:points="417,378 0,378 0,0 833,0 833,378">
            <text:p/>
          </draw:polygon>
          <draw:path draw:style-name="gr9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9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8" draw:text-style-name="P18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6.6cm" svg:height="1.514cm" svg:x="1.8cm" svg:y="2.7cm">
          <draw:text-box>
            <text:p><text:span text:style-name="T13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8" draw:layer="layout" svg:width="8.757cm" svg:height="4.929cm" svg:x="9cm" svg:y="4.318cm" svg:viewBox="0 0 8758 4930" draw:points="4378,4930 0,4930 0,0 8758,0 8758,4930">
            <text:p/>
          </draw:polygon>
          <draw:path draw:style-name="gr9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5.129cm" svg:viewBox="0 0 708 33" draw:points="354,33 0,33 0,0 708,0 708,33">
            <text:p/>
          </draw:polygon>
          <draw:path draw:style-name="gr9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9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9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14.407cm" svg:y="4.76cm" svg:viewBox="0 0 108 774" draw:points="108,774 108,744 31,744 31,31 108,31 108,0 0,0 0,774">
            <text:p/>
          </draw:polygon>
          <draw:path draw:style-name="gr9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5.012cm" svg:y="4.76cm" svg:viewBox="0 0 108 774" draw:points="108,0 0,0 0,31 77,31 77,744 0,744 0,774 108,774">
            <text:p/>
          </draw:polygon>
          <draw:path draw:style-name="gr9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9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8.036cm" svg:viewBox="0 0 708 33" draw:points="354,33 0,33 0,0 708,0 708,33">
            <text:p/>
          </draw:polygon>
          <draw:path draw:style-name="gr9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9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9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9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8" draw:text-style-name="P18" draw:layer="layout" svg:width="21.736cm" svg:height="1.221cm" svg:x="1.8cm" svg:y="9.7cm">
          <draw:text-box>
            <text:p><text:span text:style-name="T9">Gunakan </text:span><text:span text:style-name="T29">rumus jumlahan terbatas</text:span><text:span text:style-name="T9"> untuk menyelesaikan</text:span></text:p>
          </draw:text-box>
        </draw:frame>
        <draw:custom-shape draw:style-name="gr11" draw:text-style-name="P25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8" draw:layer="layout" svg:width="4.049cm" svg:height="0.646cm" svg:x="4.55cm" svg:y="15.466cm" svg:viewBox="0 0 4050 647" draw:points="2026,647 0,647 0,0 4050,0 4050,647">
            <text:p/>
          </draw:polygon>
          <draw:path draw:style-name="gr9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9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8" draw:layer="layout" svg:width="11.001cm" svg:height="2.454cm" svg:x="7.928cm" svg:y="16.949cm" svg:viewBox="0 0 11002 2455" draw:points="5501,2455 0,2455 0,0 11002,0 11002,2455">
            <text:p/>
          </draw:polygon>
          <draw:path draw:style-name="gr9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014cm" svg:y="18.188cm" svg:viewBox="0 0 773 36" draw:points="386,36 0,36 0,0 773,0 773,36">
            <text:p/>
          </draw:polygon>
          <draw:path draw:style-name="gr9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9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9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8" draw:layer="layout" svg:width="10.95cm" svg:height="2.531cm" svg:x="7.6cm" svg:y="11.346cm" svg:viewBox="0 0 10951 2532" draw:points="5474,2532 0,2532 0,0 10951,0 10951,2532">
            <text:p/>
          </draw:polygon>
          <draw:path draw:style-name="gr9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9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9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9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9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2.565cm" svg:height="0.035cm" svg:x="12.34cm" svg:y="13.146cm" svg:viewBox="0 0 2566 36" draw:points="1284,36 0,36 0,0 2566,0 2566,36">
            <text:p/>
          </draw:polygon>
          <draw:path draw:style-name="gr9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9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8" draw:layer="layout" svg:width="13.264cm" svg:height="1.727cm" svg:x="4.891cm" svg:y="18.074cm" svg:viewBox="0 0 13265 1728" draw:points="6634,1728 0,1728 0,0 13265,0 13265,1728">
            <text:p/>
          </draw:polygon>
          <draw:path draw:style-name="gr9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2.932cm" svg:height="0.035cm" svg:x="6.977cm" svg:y="18.993cm" svg:viewBox="0 0 2933 36" draw:points="1466,36 0,36 0,0 2933,0 2933,36">
            <text:p/>
          </draw:polygon>
          <draw:path draw:style-name="gr9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8" draw:layer="layout" svg:width="19.362cm" svg:height="12.743cm" svg:x="4.828cm" svg:y="3.249cm" svg:viewBox="0 0 19363 12744" draw:points="9682,12744 0,12744 0,0 19363,0 19363,12744">
            <text:p/>
          </draw:polygon>
          <draw:path draw:style-name="gr9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4.487cm" svg:viewBox="0 0 773 36" draw:points="386,36 0,36 0,0 773,0 773,36">
            <text:p/>
          </draw:polygon>
          <draw:path draw:style-name="gr9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9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9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7.447cm" svg:viewBox="0 0 773 36" draw:points="386,36 0,36 0,0 773,0 773,36">
            <text:p/>
          </draw:polygon>
          <draw:path draw:style-name="gr9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9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0.173cm" svg:viewBox="0 0 773 36" draw:points="386,36 0,36 0,0 773,0 773,36">
            <text:p/>
          </draw:polygon>
          <draw:path draw:style-name="gr9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9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9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9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7.869cm" svg:height="0.035cm" svg:x="12.642cm" svg:y="10.173cm" svg:viewBox="0 0 7870 36" draw:points="3936,36 0,36 0,0 7870,0 7870,36">
            <text:p/>
          </draw:polygon>
          <draw:path draw:style-name="gr9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9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9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9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2.631cm" svg:viewBox="0 0 773 36" draw:points="386,36 0,36 0,0 773,0 773,36">
            <text:p/>
          </draw:polygon>
          <draw:path draw:style-name="gr9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9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12.973cm" svg:height="0.035cm" svg:x="8.474cm" svg:y="12.631cm" svg:viewBox="0 0 12974 36" draw:points="6487,36 0,36 0,0 12974,0 12974,36">
            <text:p/>
          </draw:polygon>
          <draw:path draw:style-name="gr9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9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4.973cm" svg:viewBox="0 0 773 36" draw:points="386,36 0,36 0,0 773,0 773,36">
            <text:p/>
          </draw:polygon>
          <draw:path draw:style-name="gr9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9" draw:layer="layout" svg:width="0.117cm" svg:height="0.844cm" svg:x="9.023cm" svg:y="13.999cm" svg:viewBox="0 0 118 845" draw:points="118,845 118,811 34,811 34,34 118,34 118,0 0,0 0,845">
            <text:p/>
          </draw:polygon>
          <draw:path draw:style-name="gr9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117cm" svg:height="0.844cm" svg:x="15.726cm" svg:y="13.999cm" svg:viewBox="0 0 118 845" draw:points="118,0 0,0 0,34 84,34 84,811 0,811 0,845 118,845">
            <text:p/>
          </draw:polygon>
          <draw:polygon draw:style-name="gr9" draw:layer="layout" svg:width="8.058cm" svg:height="0.035cm" svg:x="7.888cm" svg:y="14.973cm" svg:viewBox="0 0 8059 36" draw:points="4030,36 0,36 0,0 8059,0 8059,36">
            <text:p/>
          </draw:polygon>
          <draw:path draw:style-name="gr9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5" draw:text-style-name="P11" draw:layer="layout" svg:width="22.999cm" svg:height="2.855cm" svg:x="1.4cm" svg:y="-0.225cm">
          <draw:text-box>
            <text:p text:style-name="P1"><text:span text:style-name="T12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28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8" draw:layer="layout" svg:width="4.574cm" svg:height="0.654cm" svg:x="17.3cm" svg:y="19.211cm" svg:viewBox="0 0 4575 655" draw:points="2288,655 0,655 0,0 4575,0 4575,655">
            <text:p/>
          </draw:polygon>
          <draw:path draw:style-name="gr9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29" draw:layer="layout" svg:width="14.908cm" svg:height="1.221cm" svg:x="2.4cm" svg:y="18.8cm">
          <draw:text-box>
            <text:p><text:span text:style-name="T22">Perhatikan keterulangan yang terlihat.</text:span></text:p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3.642cm" svg:y="10.42cm" svg:viewBox="0 0 958 574" draw:points="479,574 0,574 0,0 958,0 958,574">
            <text:p/>
          </draw:polygon>
          <draw:path draw:style-name="gr9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3.654cm" svg:y="17.703cm" svg:viewBox="0 0 546 686" draw:points="274,686 0,686 0,0 546,0 546,686">
            <text:p/>
          </draw:polygon>
          <draw:path draw:style-name="gr9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8" draw:layer="layout" svg:width="2.124cm" svg:height="0.529cm" svg:x="22.275cm" svg:y="5cm" svg:viewBox="0 0 2125 530" draw:points="1063,530 0,530 0,0 2125,0 2125,530">
            <text:p/>
          </draw:polygon>
          <draw:path draw:style-name="gr9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30" draw:layer="layout" svg:width="22.999cm" svg:height="3.4cm" svg:x="1.398cm" svg:y="-0.799cm" presentation:class="subtitle" presentation:user-transformed="true">
          <draw:text-box>
            <text:p text:style-name="P1"><text:span text:style-name="T30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2" draw:layer="layout" svg:width="25.725cm" svg:height="5.505cm" svg:x="0.875cm" svg:y="3.377cm">
          <draw:text-box>
            <text:list text:style-name="L14">
              <text:list-item>
                <text:p text:style-name="P31"><text:span text:style-name="T31"><text:s/></text:span><text:span text:style-name="T31">A. V. Oppenheim, A. S. Willsky, S. H. H. Nawab, </text:span><text:span text:style-name="T32">Sinyal dan Sistem jilid 1</text:span><text:span text:style-name="T33">, (Penerbit Erlangga, Jakarta, 2000)</text:span></text:p>
              </text:list-item>
              <text:list-item>
                <text:p text:style-name="P31"><text:span text:style-name="T33"><text:s/></text:span><text:span text:style-name="T33">Plot grafik dibuat dengan bantuan program iPython dan Inkscape</text:span></text:p>
              </text:list-item>
            </text:list>
          </draw:text-box>
        </draw:frame>
        <draw:frame draw:style-name="gr61" draw:text-style-name="P34" draw:layer="layout" svg:width="38.957cm" svg:height="5.051cm" svg:x="1.462cm" svg:y="9.099cm">
          <draw:text-box>
            <text:p text:style-name="P33"><text:span text:style-name="T34">Referensi pemrograman Python:</text:span></text:p>
            <text:list text:style-name="L15">
              <text:list-item>
                <text:p text:style-name="P33"><text:span text:style-name="T34"><text:s/></text:span><text:span text:style-name="T34">Python Scientific Lecture Notes, </text:span><text:span text:style-name="T34"><text:a xlink:href="http://scipy-lectures.github.io/index.html" xlink:type="simple">http://scipy-lectures.github.io/index.html</text:a></text:span></text:p>
              </text:list-item>
              <text:list-item>
                <text:p text:style-name="P33"><text:span text:style-name="T34"><text:s/></text:span><text:span text:style-name="T34">The Python Tutorial, </text:span><text:span text:style-name="T34"><text:a xlink:href="https://docs.python.org/2/tutorial/index.html" xlink:type="simple">https://docs.python.org/2/tutorial/index.html</text:a></text:span></text:p>
              </text:list-item>
              <text:list-item>
                <text:p text:style-name="P33"><text:span text:style-name="T34"><text:s/></text:span><text:span text:style-name="T34">Matplotlib, </text:span><text:span text:style-name="T34"><text:a xlink:href="http://matplotlib.org/index.html" xlink:type="simple">http://matplotlib.org/index.html</text:a></text:span><text:span text:style-name="T34">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29T13:32:26.099990759</dc:date>
    <dc:creator>bagustris </dc:creator>
    <meta:editing-duration>P1DT2H38M8S</meta:editing-duration>
    <meta:editing-cycles>367</meta:editing-cycles>
    <meta:generator>LibreOffice/4.2.8.2$Linux_X86_64 LibreOffice_project/420m0$Build-2</meta:generator>
    <meta:document-statistic meta:object-count="2452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